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26.942cm" table:align="margins" style:may-break-between-rows="true" table:border-model="collapsing"/>
    </style:style>
    <style:style style:name="Таблица1.A" style:family="table-column">
      <style:table-column-properties style:column-width="0.587cm" style:rel-column-width="1428*"/>
    </style:style>
    <style:style style:name="Таблица1.B" style:family="table-column">
      <style:table-column-properties style:column-width="4.008cm" style:rel-column-width="9748*"/>
    </style:style>
    <style:style style:name="Таблица1.C" style:family="table-column">
      <style:table-column-properties style:column-width="12.204cm" style:rel-column-width="29686*"/>
    </style:style>
    <style:style style:name="Таблица1.D" style:family="table-column">
      <style:table-column-properties style:column-width="3.387cm" style:rel-column-width="8237*"/>
    </style:style>
    <style:style style:name="Таблица1.E" style:family="table-column">
      <style:table-column-properties style:column-width="6.757cm" style:rel-column-width="16436*"/>
    </style:style>
    <style:style style:name="Таблица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Таблица1.10" style:family="table-row">
      <style:table-row-properties style:min-row-height="0.54cm"/>
    </style:style>
    <style:style style:name="P1" style:family="paragraph" style:parent-style-name="Standard">
      <style:text-properties officeooo:rsid="0019d957" officeooo:paragraph-rsid="0019d957"/>
    </style:style>
    <style:style style:name="P2" style:family="paragraph" style:parent-style-name="Standard">
      <style:text-properties officeooo:rsid="0019d957" officeooo:paragraph-rsid="001a39ac"/>
    </style:style>
    <style:style style:name="P3" style:family="paragraph" style:parent-style-name="Standard">
      <style:text-properties fo:font-weight="bold" officeooo:rsid="0042eea3" officeooo:paragraph-rsid="0042eea3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8f50" officeooo:paragraph-rsid="001a39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912a" officeooo:paragraph-rsid="001a39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39ac" officeooo:paragraph-rsid="001a39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39ac" officeooo:paragraph-rsid="001a39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4336" officeooo:paragraph-rsid="001a43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2a14" officeooo:paragraph-rsid="001c2a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2a14" officeooo:paragraph-rsid="002188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2a14" officeooo:paragraph-rsid="001c95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2a14" officeooo:paragraph-rsid="003510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2a14" officeooo:paragraph-rsid="003ced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2a14" officeooo:paragraph-rsid="003df4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9582" officeooo:paragraph-rsid="001c95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1098" officeooo:paragraph-rsid="003510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1098" officeooo:paragraph-rsid="0036f6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90e6" officeooo:paragraph-rsid="003690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7979" officeooo:paragraph-rsid="003879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7fb" officeooo:paragraph-rsid="003947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47fb" officeooo:paragraph-rsid="003947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488a" officeooo:paragraph-rsid="003a48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f4ab" officeooo:paragraph-rsid="003df4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f4ab" officeooo:paragraph-rsid="003fb5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f4ab" officeooo:paragraph-rsid="003df4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b546" officeooo:paragraph-rsid="003fb5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6fb9" officeooo:paragraph-rsid="004a6f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1c9582" officeooo:paragraph-rsid="001c95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3bf2d5" officeooo:paragraph-rsid="003bf2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officeooo:paragraph-rsid="003ced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officeooo:paragraph-rsid="003d47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line-height="100%" fo:text-align="start" style:justify-single-word="false"/>
      <style:text-properties officeooo:rsid="003bf2d5" officeooo:paragraph-rsid="003bf2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line-height="100%" fo:text-align="start" style:justify-single-word="false"/>
      <style:text-properties officeooo:rsid="003ced55" officeooo:paragraph-rsid="003d47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officeooo:rsid="003df4ab" officeooo:paragraph-rsid="003df4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line-height="100%" fo:text-align="start" style:justify-single-word="false"/>
      <style:text-properties officeooo:paragraph-rsid="003879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line-height="100%" fo:text-align="start" style:justify-single-word="false"/>
      <style:text-properties officeooo:paragraph-rsid="001c2a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line-height="100%" fo:text-align="start" style:justify-single-word="false"/>
      <style:text-properties officeooo:paragraph-rsid="002188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line-height="100%" fo:text-align="start" style:justify-single-word="false"/>
      <style:text-properties officeooo:paragraph-rsid="001c95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line-height="100%" fo:text-align="start" style:justify-single-word="false"/>
      <style:text-properties officeooo:paragraph-rsid="003fb5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line-height="100%" fo:text-align="start" style:justify-single-word="false"/>
      <style:text-properties officeooo:rsid="003d47d1" officeooo:paragraph-rsid="003d47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officeooo:rsid="003d47d1" officeooo:paragraph-rsid="003d47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line-height="100%" fo:text-align="start" style:justify-single-word="false"/>
      <style:text-properties officeooo:rsid="003fb546" officeooo:paragraph-rsid="003fb5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officeooo:rsid="003fb546" officeooo:paragraph-rsid="003fb5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officeooo:rsid="0032bf94" officeooo:paragraph-rsid="0032bf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line-height="100%" fo:text-align="start" style:justify-single-word="false"/>
      <style:text-properties officeooo:rsid="00475a2e" officeooo:paragraph-rsid="00475a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f692" officeooo:paragraph-rsid="0036f6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5a2e" officeooo:paragraph-rsid="00475a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488a" officeooo:paragraph-rsid="003a48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ed55" officeooo:paragraph-rsid="003ced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ed55" officeooo:paragraph-rsid="003ced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2c3d" officeooo:paragraph-rsid="001c2c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b546" officeooo:paragraph-rsid="003fb5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 style:list-style-name="L1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2a14" officeooo:paragraph-rsid="002188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 style:list-style-name="L2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2a14" officeooo:paragraph-rsid="0022e1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 style:list-style-name="L1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8822" officeooo:paragraph-rsid="002188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 style:list-style-name="L1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bf94" officeooo:paragraph-rsid="0032bf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 style:list-style-name="L1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69b0" officeooo:paragraph-rsid="003369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 style:list-style-name="L2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e107" officeooo:paragraph-rsid="0022e1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 style:list-style-name="L2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0bb7" officeooo:paragraph-rsid="00240b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 style:list-style-name="L2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744c" officeooo:paragraph-rsid="002574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 style:list-style-name="L2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c73e" officeooo:paragraph-rsid="0026c7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 style:list-style-name="L2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8f98" officeooo:paragraph-rsid="00318f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officeooo:rsid="003df4ab" officeooo:paragraph-rsid="001c2c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 style:list-style-name="L1">
      <style:paragraph-properties fo:text-align="start" style:justify-single-word="false"/>
      <style:text-properties officeooo:rsid="00200466" officeooo:paragraph-rsid="002004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 style:list-style-name="L1">
      <style:paragraph-properties fo:line-height="100%" fo:text-align="start" style:justify-single-word="false"/>
      <style:text-properties officeooo:paragraph-rsid="0032bf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 style:list-style-name="L2">
      <style:paragraph-properties fo:line-height="100%" fo:text-align="start" style:justify-single-word="false"/>
      <style:text-properties officeooo:paragraph-rsid="0026c7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 style:list-style-name="L1">
      <style:paragraph-properties fo:line-height="100%" fo:text-align="start" style:justify-single-word="false"/>
      <style:text-properties officeooo:rsid="0032bf94" officeooo:paragraph-rsid="0032bf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officeooo:rsid="0032e5d8" officeooo:paragraph-rsid="0032e5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 style:list-style-name="L2">
      <style:paragraph-properties fo:text-align="start" style:justify-single-word="false"/>
      <style:text-properties officeooo:rsid="002218e5" officeooo:paragraph-rsid="0022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ext_20_body" style:list-style-name="L2">
      <style:paragraph-properties fo:line-height="100%"/>
      <style:text-properties officeooo:paragraph-rsid="0027ef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ext_20_body" style:list-style-name="L2">
      <style:paragraph-properties fo:line-height="100%"/>
      <style:text-properties officeooo:rsid="0027ef59" officeooo:paragraph-rsid="002b6c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ext_20_body" style:list-style-name="L2">
      <style:paragraph-properties fo:line-height="100%"/>
      <style:text-properties officeooo:rsid="0027ef59" officeooo:paragraph-rsid="0027ef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ext_20_body" style:list-style-name="L2">
      <style:paragraph-properties fo:line-height="100%"/>
      <style:text-properties officeooo:rsid="0027ef59" officeooo:paragraph-rsid="002831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ext_20_body" style:list-style-name="L2">
      <style:paragraph-properties fo:line-height="100%"/>
      <style:text-properties officeooo:rsid="00283169" officeooo:paragraph-rsid="002831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ext_20_body" style:list-style-name="L2">
      <style:paragraph-properties fo:line-height="100%"/>
      <style:text-properties officeooo:rsid="002b6cb0" officeooo:paragraph-rsid="002831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ext_20_body" style:list-style-name="L2">
      <style:paragraph-properties fo:line-height="100%"/>
      <style:text-properties officeooo:rsid="002b6cb0" officeooo:paragraph-rsid="002b6c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ext_20_body" style:list-style-name="L2">
      <style:paragraph-properties fo:line-height="100%"/>
      <style:text-properties officeooo:rsid="002c9361" officeooo:paragraph-rsid="002c93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1778c"/>
    </style:style>
    <style:style style:name="T2" style:family="text">
      <style:text-properties officeooo:rsid="001a4336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2a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2c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95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88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c7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dc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6c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55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bf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69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10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f6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90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79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48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f2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ed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47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f4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b5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ed7d"/>
    </style:style>
    <style:style style:name="T2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f4ab"/>
    </style:style>
    <style:style style:name="T2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d960"/>
    </style:style>
    <style:style style:name="T2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5a2e"/>
    </style:style>
    <style:style style:name="T2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ec60"/>
    </style:style>
    <style:style style:name="T30" style:family="text">
      <style:text-properties officeooo:rsid="001c2c3d"/>
    </style:style>
    <style:style style:name="T31" style:family="text">
      <style:text-properties officeooo:rsid="001c9582"/>
    </style:style>
    <style:style style:name="T32" style:family="text">
      <style:text-properties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3" style:family="text">
      <style:text-properties fo:font-size="12pt" officeooo:rsid="001c95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4" style:family="text">
      <style:text-properties fo:font-size="12pt" officeooo:rsid="003d47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5" style:family="text">
      <style:text-properties officeooo:rsid="00218822"/>
    </style:style>
    <style:style style:name="T36" style:family="text">
      <style:text-properties officeooo:rsid="00240bb7"/>
    </style:style>
    <style:style style:name="T37" style:family="text">
      <style:text-properties officeooo:rsid="0025744c"/>
    </style:style>
    <style:style style:name="T38" style:family="text">
      <style:text-properties officeooo:rsid="0027ef59"/>
    </style:style>
    <style:style style:name="T39" style:family="text">
      <style:text-properties officeooo:rsid="00283169"/>
    </style:style>
    <style:style style:name="T40" style:family="text">
      <style:text-properties officeooo:rsid="0029dc9a"/>
    </style:style>
    <style:style style:name="T41" style:family="text">
      <style:text-properties officeooo:rsid="002b6cb0"/>
    </style:style>
    <style:style style:name="T42" style:family="text">
      <style:text-properties officeooo:rsid="00318f98"/>
    </style:style>
    <style:style style:name="T43" style:family="text">
      <style:text-properties officeooo:rsid="00335501"/>
    </style:style>
    <style:style style:name="T44" style:family="text">
      <style:text-properties officeooo:rsid="003690e6"/>
    </style:style>
    <style:style style:name="T45" style:family="text">
      <style:text-properties officeooo:rsid="0036f692"/>
    </style:style>
    <style:style style:name="T46" style:family="text">
      <style:text-properties officeooo:rsid="003947fb"/>
    </style:style>
    <style:style style:name="T47" style:family="text">
      <style:text-properties officeooo:rsid="003a488a"/>
    </style:style>
    <style:style style:name="T48" style:family="text">
      <style:text-properties officeooo:rsid="003ced55"/>
    </style:style>
    <style:style style:name="T49" style:family="text">
      <style:text-properties officeooo:rsid="003df4ab"/>
    </style:style>
    <style:style style:name="T50" style:family="text">
      <style:text-properties officeooo:rsid="003fb546"/>
    </style:style>
    <style:style style:name="T51" style:family="text">
      <style:text-properties officeooo:rsid="0045caf7"/>
    </style:style>
    <style:style style:name="T52" style:family="text">
      <style:text-properties officeooo:rsid="00475a2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-0.1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-0.1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cases for IMS3</text:p>
      <text:p text:style-name="P1">site — ims3.ekf.su</text:p>
      <text:p text:style-name="P1"/>
      <text:p text:style-name="P3">Тесты для уровня доступа Master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TableLine94459261673424">
          <table:table-cell table:style-name="Таблица1.A1" office:value-type="string">
            <text:p text:style-name="P4">ID</text:p>
          </table:table-cell>
          <table:table-cell table:style-name="Таблица1.A1" office:value-type="string">
            <text:p text:style-name="P4">Scenario</text:p>
          </table:table-cell>
          <table:table-cell table:style-name="Таблица1.A1" office:value-type="string">
            <text:p text:style-name="P4">Test scen<text:span text:style-name="T1">ar</text:span>io steps</text:p>
          </table:table-cell>
          <table:table-cell table:style-name="Таблица1.A1" office:value-type="string">
            <text:p text:style-name="P4">Test data</text:p>
          </table:table-cell>
          <table:table-cell table:style-name="Таблица1.A1" office:value-type="string">
            <text:p text:style-name="P4">Expected results</text:p>
          </table:table-cell>
        </table:table-row>
        <table:table-row table:style-name="TableLine94459261994944">
          <table:table-cell table:style-name="Таблица1.A2" office:value-type="string">
            <text:p text:style-name="P16">01</text:p>
          </table:table-cell>
          <table:table-cell table:style-name="Таблица1.A2" office:value-type="string">
            <text:p text:style-name="P6">Ввод логина и пароля на стартовой странице IMS3</text:p>
          </table:table-cell>
          <table:table-cell table:style-name="Таблица1.A2" office:value-type="string">
            <text:p text:style-name="P7">1) Открыть страницу https://ims3.ekf.su/login;</text:p>
            <text:p text:style-name="P7">2) В <text:span text:style-name="T46">верхнее текстовое поле ввести логин </text:span><text:span text:style-name="T47">существующего пользователя </text:span><text:span text:style-name="T46">из столбца «test data», <text:s/>в нижнее — пароль;</text:span></text:p>
            <text:p text:style-name="P8"><text:span text:style-name="T47">3</text:span>) Нажать кнопку «Войти»;</text:p>
            <text:p text:style-name="P23">4) В верхней части страницы на темно-сером фоне нажать кнопку «Выйти»;</text:p>
            <text:p text:style-name="P20"><text:span text:style-name="T47">4</text:span>) Повторить пункт 1-<text:span text:style-name="T47">3</text:span> для логина и пароля <text:span text:style-name="T47">н</text:span><text:span text:style-name="T48">е</text:span><text:span text:style-name="T47">существующего пользователя </text:span><text:span text:style-name="T49">из столбца справа</text:span>;</text:p>
            <text:p text:style-name="P20"/>
          </table:table-cell>
          <table:table-cell table:style-name="Таблица1.A2" office:value-type="string">
            <text:p text:style-name="P22">Существующий пользователь:</text:p>
            <text:p text:style-name="P6">Login - «testovtt»</text:p>
            <text:p text:style-name="P6"><text:span text:style-name="T46">P</text:span>assword — 377533</text:p>
            <text:p text:style-name="P6"/>
            <text:p text:style-name="P22">Несуществующий</text:p>
            <text:p text:style-name="P22">пользователь:</text:p>
            <text:p text:style-name="P21">Login - «aaa»</text:p>
            <text:p text:style-name="P21">Password - 000111</text:p>
          </table:table-cell>
          <table:table-cell table:style-name="Таблица1.A2" office:value-type="string">
            <text:p text:style-name="P6">Правильно введенные логин и пароль перекинут на страницу ims3.ekf.su с пользователем ТЕСТОВ ТЕСТ ТЕСТОВИЧ<text:span text:style-name="T48">13.</text:span></text:p>
            <text:p text:style-name="P6"/>
            <text:p text:style-name="P21">При введении данных несуществующего пользователя переход на главную страницу не произойдет, а под нижним текстовы<text:span text:style-name="T47">м</text:span> полем появится надпись: <text:span text:style-name="T2">«</text:span>Ошибка! Неверный логин или пароль!».</text:p>
          </table:table-cell>
        </table:table-row>
        <table:table-row table:style-name="TableLine94459262035600">
          <table:table-cell table:style-name="Таблица1.A2" office:value-type="string">
            <text:p text:style-name="P16">02</text:p>
          </table:table-cell>
          <table:table-cell table:style-name="Таблица1.A2" office:value-type="string">
            <text:p text:style-name="P16">Проверка работы главной страницы</text:p>
            <text:p text:style-name="P19">IMS3</text:p>
          </table:table-cell>
          <table:table-cell table:style-name="Таблица1.A2" office:value-type="string">
            <text:p text:style-name="P12">1) Войти на сайт <text:span text:style-name="T47">с помощью данных существующего пользователя из теста 01;</text:span></text:p>
            <text:p text:style-name="P17">2) В нижней части страницы нажать <text:span text:style-name="T44">кнопку «</text:span><text:span text:style-name="T49">С</text:span><text:span text:style-name="T44">формировать»; </text:span><text:span text:style-name="T45">нажатие на кнопку открывает новую страницу с всплывающим окном «Сформировать корзину...»;</text:span></text:p>
            <text:p text:style-name="P46">3) Закрыть окно нажатием крестика в правом верхнем углу;</text:p>
            <text:p text:style-name="P18"><text:span text:style-name="T45">4</text:span>) <text:span text:style-name="T45">Нажать на раздел «Главная»;</text:span></text:p>
            <text:p text:style-name="P35"><text:span text:style-name="T16">5) </text:span><text:span text:style-name="T15">В нижней части страницы нажать </text:span><text:span text:style-name="T17">кнопку «</text:span><text:span text:style-name="T23">Н</text:span><text:span text:style-name="T18">овая заявка</text:span><text:span text:style-name="T17">»; </text:span><text:span text:style-name="T16">нажатие на кнопку открывает </text:span><text:span text:style-name="T18">всплывающее окно «</text:span><text:bookmark text:name="__BVID__46256___BV_modal_title_"/><text:span text:style-name="T18">Создать заявку на...</text:span><text:span text:style-name="T20">»;</text:span></text:p>
            <text:p text:style-name="P32"><text:span text:style-name="T3">6) Закрыть </text:span><text:span text:style-name="T26">всплывающее </text:span><text:span text:style-name="T3">окно;</text:span></text:p>
            <text:p text:style-name="P45"><text:span text:style-name="T25">7</text:span><text:span text:style-name="T3">) Нажать на вкладку «Рейтинг по дивизиону...»;</text:span></text:p>
            <text:p text:style-name="P47">8) Нажать на вкладку «Рейтинг по бизнес-региону»;</text:p>
            <text:p text:style-name="P47">9) Нажать на вкладку «Рейтинг по компании»;</text:p>
            <text:p text:style-name="P18"/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9">По нажатию каждой из описанных кнопок должны появляться всплывающие окна, <text:span text:style-name="T52">вкладки должны переключаться</text:span></text:p>
          </table:table-cell>
        </table:table-row>
        <table:table-row table:style-name="TableLine94459262036752">
          <table:table-cell table:style-name="Таблица1.A2" office:value-type="string">
            <text:p text:style-name="P16">03</text:p>
          </table:table-cell>
          <table:table-cell table:style-name="Таблица1.A2" office:value-type="string">
            <text:p text:style-name="P9">Проверка работы содержимого <text:span text:style-name="T30">каталога продукции </text:span></text:p>
          </table:table-cell>
          <table:table-cell table:style-name="Таблица1.A2" office:value-type="string">
            <text:p text:style-name="P13">1) Войти на сайт <text:span text:style-name="T47">с помощью данных существующего пользователя из теста 01;</text:span></text:p>
            <text:p text:style-name="P10">2) <text:span text:style-name="T31">Нажать </text:span><text:span text:style-name="T35">на </text:span><text:span text:style-name="T31">раздел</text:span><text:span text:style-name="T30"> </text:span><text:s/>«Каталог продукции»;</text:p>
            <text:p text:style-name="P36"><text:span text:style-name="T5">3) </text:span><text:span text:style-name="T19">Нажать на раздел «</text:span><text:span text:style-name="T23">01 </text:span><text:span text:style-name="T19">Автоматические выключатели...»;</text:span></text:p>
            <text:p text:style-name="P48">4) Нажать на подраздел 01.01;</text:p>
            <text:p text:style-name="P49">5) Вернуться в раздел «Каталог продукции» нажатием соответствующей клавиши в левой части страницы;</text:p>
            <text:p text:style-name="P49">6) Повторить шаг 4 для всех подразделов раздела 01;</text:p>
            <text:p text:style-name="P49">7) Повторить шаги 3-6 для всех разделов каталога продукции;</text:p>
            <text:p text:style-name="P49"/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0">Раздел по нажатию разворачивается в подразделы, нажатие по подразделу открывает таблицу с продукцией данного подраздела.</text:p>
          </table:table-cell>
        </table:table-row>
        <text:soft-page-break/>
        <table:table-row table:style-name="TableLine94459262040240">
          <table:table-cell table:style-name="Таблица1.A2" office:value-type="string">
            <text:p text:style-name="P27">04</text:p>
          </table:table-cell>
          <table:table-cell table:style-name="Таблица1.A2" office:value-type="string">
            <text:p text:style-name="P27">Проверка раз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0"/>
          </table:table-cell>
        </table:table-row>
        <table:table-row table:style-name="TableLine94459262041536">
          <table:table-cell table:style-name="Таблица1.A2" office:value-type="string">
            <text:p text:style-name="P16">04</text:p>
          </table:table-cell>
          <table:table-cell table:style-name="Таблица1.A2" office:value-type="string">
            <text:p text:style-name="P51">Проверка работы содержимого остальных отделов на главной странице</text:p>
          </table:table-cell>
          <table:table-cell table:style-name="Таблица1.A2" office:value-type="string">
            <text:p text:style-name="P13">1) Войти на сайт <text:span text:style-name="T47">с помощью данных существующего пользователя из теста 01;</text:span></text:p>
            <text:p text:style-name="P37"><text:span text:style-name="T5">2) </text:span><text:span text:style-name="T7">Нажать </text:span><text:span text:style-name="T8">на </text:span><text:span text:style-name="T7">раздел</text:span><text:span text:style-name="T6"> «Управление заказ</text:span><text:span text:style-name="T7">ами»;</text:span></text:p>
            <text:p text:style-name="P38"><text:span text:style-name="T7">3) </text:span><text:span text:style-name="T21">Нажать н</text:span><text:span text:style-name="T22">а первую ссылку </text:span><text:span text:style-name="T27">в разделе</text:span><text:span text:style-name="T22">;</text:span></text:p>
            <text:p text:style-name="P33"><text:span text:style-name="T4">4) Повторить шаг 3 для остальных ссылок </text:span><text:span text:style-name="T29">выбранного </text:span><text:span text:style-name="T4">раздела</text:span><text:span text:style-name="T7">;</text:span></text:p>
            <text:p text:style-name="P40"><text:span text:style-name="T7">5</text:span><text:span text:style-name="T4">) Повторить шаги 2-4 для разделов «Работа с субдилерами», «Личная информация» (кроме инструкции пользователя), «Уведомления о поступлении», «Прайс-листы», «Документы и презентации», «Остатки на складах», «Пользователи», «Маркетинг», «Проекты» (первая ссылка данного раздела вызывает переход на новую страницу с всплывающим окном);</text:span>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1"><text:span text:style-name="T33">Каждый из разделов </text:span><text:span text:style-name="T34">(кроме «</text:span><text:span text:style-name="T22">Прайс-листы», «Документы и презентации», «Остатки на складах»)</text:span><text:span text:style-name="T33"> разворачивается в список ссылок, каждая ссылка </text:span><text:span text:style-name="T34">открывает новую страницу с названием в заголовке таким же, как и название ссылки.</text:span></text:p>
            <text:p text:style-name="P28"/>
          </table:table-cell>
        </table:table-row>
        <table:table-row table:style-name="TableLine94459262042704">
          <table:table-cell table:style-name="Таблица1.A2" office:value-type="string">
            <text:p text:style-name="P25">05</text:p>
          </table:table-cell>
          <table:table-cell table:style-name="Таблица1.A2" office:value-type="string">
            <text:p text:style-name="P63">Проверка элементов страницы в верхней части экрана</text:p>
          </table:table-cell>
          <table:table-cell table:style-name="Таблица1.A2" office:value-type="string">
            <text:p text:style-name="P14">1) Войти на сайт <text:span text:style-name="T47">с помощью данных существующего пользователя из теста 01;</text:span></text:p>
            <text:p text:style-name="P24">2) <text:span text:style-name="T50">В верхней части экрана на темно-сером фоне нажать кнопку EKF (далее - вернуться на главную страницу);</text:span></text:p>
            <text:p text:style-name="P26">3) В текстовом поле ввести слово «выключатель» и нажать кнопку «Найти» (лупа на красном фоне);</text:p>
            <text:p text:style-name="P26">4) Вернуться на главную страницу;</text:p>
            <text:p text:style-name="P26">5) В верхней части экрана на темно-сером фоне нажать кнопку «Отправить жалобу»;</text:p>
            <text:p text:style-name="P26">6) Закрыть всплывающее окно нажатием на крестик в верхнем правом углу всплывающего окна;</text:p>
            <text:p text:style-name="P26">7) В верхней части экрана на темно-сером фоне нажать кнопку «Интернет-магазин»;</text:p>
            <text:p text:style-name="P26">8) Закрыть открывшуюся вкладку;</text:p>
            <text:p text:style-name="P26">9) В верхней части экрана на темно-сером фоне нажать кнопку «Прайс-лист»;</text:p>
            <text:p text:style-name="P26">10) Вернуться на главную страницу;</text:p>
            <text:p text:style-name="P39"><text:span text:style-name="T24">11) В верхней части экрана на темно-сером фоне нажать кнопку «</text:span><text:bookmark text:name="__BVID__45___BV_modal_title_"/><text:span text:style-name="T4">Загрузить заказ из XLS</text:span><text:span text:style-name="T24">»;</text:span></text:p>
            <text:p text:style-name="P26">12) Закрыть всплывающее окно нажатием на крестик в верхнем правом углу всплывающего окна;</text:p>
            <text:p text:style-name="P26">13) В верхней части экрана на темно-сером фоне нажать кнопку «Корзина» (кнопка с изображением телеги);</text:p>
            <text:p text:style-name="P26">14) Вернуться на главную страницу;</text:p>
            <text:p text:style-name="P42"><text:span text:style-name="T4">15) Нажать на колоколь</text:span><text:span text:style-name="T28">ч</text:span><text:span text:style-name="T4">ик;</text:span></text:p>
            <text:p text:style-name="P26">16) Закрыть всплывающее окно справа нажатием на крестик;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3"/>
          </table:table-cell>
        </table:table-row>
        <table:table-row table:style-name="TableLine94459262043872">
          <table:table-cell table:style-name="Таблица1.A2" office:value-type="string">
            <text:p text:style-name="P16">05</text:p>
          </table:table-cell>
          <table:table-cell table:style-name="Таблица1.A2" office:value-type="string">
            <text:p text:style-name="P41">Проверка скачивания файлов</text:p>
          </table:table-cell>
          <table:table-cell table:style-name="Таблица1.A2" office:value-type="string">
            <text:p text:style-name="P11">1) Войти на сайт под тестовыми данными (см. test case 01)</text:p>
            <text:p text:style-name="P15">2) Нажать <text:span text:style-name="T35">на </text:span>раздел<text:span text:style-name="T30"> «</text:span>Прайс-листы»</text:p>
            <text:p text:style-name="P38"><text:span text:style-name="T7">3) Скачать </text:span><text:span text:style-name="T23">первый файл в списке</text:span><text:span text:style-name="T7"> </text:span><text:span text:style-name="T23">путем нажатия на красный значок в виде листа (директория для скачивания элемента по умолчанию);</text:span></text:p>
            <text:p text:style-name="P23"><text:soft-page-break/>4) Повторить шаг для остальных файлов на странице;</text:p>
            <text:p text:style-name="P15">4) Повторить шаги <text:span text:style-name="T49">3-4</text:span> для разделов «Документы и презентации», «Остатки на складах», а также «<text:a xlink:type="simple" xlink:href="https://ims3.ekf.su/uploads/ims3_manual.pdf" text:style-name="Internet_20_link" text:visited-style-name="Visited_20_Internet_20_Link">https://ims3.ekf.su/uploads/ims3_manual.pdf</text:a>»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4"><text:span text:style-name="T33">Н</text:span><text:span text:style-name="T32">ажатие по кнопкам скачивания открывает диалоговое окно браузера для скачивания элемента, файл скачивается в выбранную </text:span><text:soft-page-break/><text:span text:style-name="T32">директорию, формат скачиваемого файла соответствует формату, указанному в столбце с выбранным элементом.</text:span></text:p>
          </table:table-cell>
        </table:table-row>
        <table:table-row table:style-name="TableLine94459262045136">
          <table:table-cell table:style-name="Таблица1.A2" office:value-type="string">
            <text:p text:style-name="P16">0<text:span text:style-name="T51">6</text:span></text:p>
          </table:table-cell>
          <table:table-cell table:style-name="Таблица1.A2" office:value-type="string">
            <text:list xml:id="list2654642481" text:style-name="L1">
              <text:list-header>
                <text:p text:style-name="P64">Тестирование раздела «Управление заказами»</text:p>
              </text:list-header>
            </text:list>
          </table:table-cell>
          <table:table-cell table:style-name="Таблица1.A2" office:value-type="string">
            <text:list xml:id="list175061808422327" text:continue-numbering="true" text:style-name="L1">
              <text:list-item>
                <text:p text:style-name="P53">Войти на сайт под тестовыми данными (см. test case 01)</text:p>
              </text:list-item>
              <text:list-item>
                <text:p text:style-name="P55">Нажать на раздел «Управление заказами»</text:p>
              </text:list-item>
              <text:list-item>
                <text:p text:style-name="P65"><text:span text:style-name="T13">Проверить работу фильтров каждого столбца элементов (в каждом столбце нажать кнопки вверх и вниз для сортировки </text:span><text:span text:style-name="T12">в прямом порядке </text:span><text:span text:style-name="T13">и </text:span><text:span text:style-name="T12">обратном)</text:span><text:span text:style-name="T13">;</text:span></text:p>
              </text:list-item>
              <text:list-item>
                <text:p text:style-name="P67"><text:span text:style-name="T39">Нажать на кнопку «на странице», выбрать значение «10», проверить, что </text:span><text:span text:style-name="T41">количество отображаемых строк с элементами равно десяти;</text:span></text:p>
              </text:list-item>
              <text:list-item>
                <text:p text:style-name="P67"><text:span text:style-name="T11">Аналогично </text:span><text:span text:style-name="T25">пункту 4</text:span><text:span text:style-name="T11"> проверить для остальных значений, доступных в списке «на странице»;</text:span></text:p>
              </text:list-item>
              <text:list-item>
                <text:p text:style-name="P67"><text:span text:style-name="T4">Нажать на кнопку «Дата», выбрать дату 18.06.202</text:span><text:span text:style-name="T12">1,</text:span><text:span text:style-name="T4"> затем «применить»</text:span></text:p>
              </text:list-item>
              <text:list-item>
                <text:p text:style-name="P56">Удостовериться, что в таблице остались только строки с заданной датой;</text:p>
              </text:list-item>
              <text:list-item>
                <text:p text:style-name="P67"><text:span text:style-name="T4">Аналогично </text:span><text:span text:style-name="T12">пунктам 3-7 </text:span><text:span text:style-name="T4">проверить разделы «</text:span><text:span text:style-name="T14">з</text:span><text:span text:style-name="T4">аказы», «</text:span><text:span text:style-name="T12">з</text:span><text:span text:style-name="T4">аказные позиции», «реализации», «рекламации»</text:span></text:p>
              </text:list-item>
              <text:list-item>
                <text:p text:style-name="P57">Примечание. Для раздела «заказы» проверить работу ссылки в строке «№ и состав заказа», а также отчет по недогрузам (проверить фильтрацию по дате, а также по номеру отгрузки)</text:p>
              </text:list-item>
            </text:list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8">Фильтры по каждому столбцу должны сортировать элементы в алфавитном порядке, выбор элементов по дате должен выбирать элементы по указанной дате</text:p>
          </table:table-cell>
        </table:table-row>
        <table:table-row table:style-name="Таблица1.10">
          <table:table-cell table:style-name="Таблица1.A2" office:value-type="string">
            <text:p text:style-name="P16">0<text:span text:style-name="T51">7</text:span></text:p>
          </table:table-cell>
          <table:table-cell table:style-name="Таблица1.A2" office:value-type="string">
            <text:list xml:id="list508714409" text:style-name="L2">
              <text:list-header>
                <text:p text:style-name="P69"><text:span text:style-name="T43">П</text:span>роверка поисковой строки</text:p>
              </text:list-header>
            </text:list>
          </table:table-cell>
          <table:table-cell table:style-name="Таблица1.A2" office:value-type="string">
            <text:list xml:id="list175060262887132" text:continue-numbering="true" text:style-name="L2">
              <text:list-item>
                <text:p text:style-name="P54">Войти на сайт под тестовыми данными (см. test case 01);</text:p>
              </text:list-item>
              <text:list-item>
                <text:p text:style-name="P58">В верхнем левом углу <text:span text:style-name="T36">нажать на текстовую ст</text:span><text:span text:style-name="T37">р</text:span><text:span text:style-name="T39">о</text:span><text:span text:style-name="T36">ку и ввести слово «выключатель»;</text:span></text:p>
              </text:list-item>
              <text:list-item>
                <text:p text:style-name="P59">нажать на кнопку «найти»</text:p>
              </text:list-item>
              <text:list-item>
                <text:p text:style-name="P59"><text:span text:style-name="T42">В</text:span><text:span text:style-name="T37"> загруженном окне нажать кнопку «Артикул» (сортировка по имени), проверить что список первые 20 артикулов отсортированы в алфавитном порядке от A до Z;</text:span></text:p>
              </text:list-item>
              <text:list-item>
                <text:p text:style-name="P60"><text:span text:style-name="T42">Н</text:span>ажать кнопку артикул ещё раз, проверить сортировку артикулов в обратном порядке (от Z до А);</text:p>
              </text:list-item>
              <text:list-item>
                <text:p text:style-name="P66"><text:span text:style-name="T9">Для перового артикула в списке, нажать кнопку «фото», проверить, что фото открылось в увеличенном формате, </text:span><text:span text:style-name="T10">затем нажать кнопку «закрыть» (крестик в углу окна с фото);</text:span></text:p>
              </text:list-item>
              <text:list-item>
                <text:p text:style-name="P61">Нажать на кнопку «Уведомить о поступлении» (колокольчик);</text:p>
              </text:list-item>
              <text:list-item>
                <text:p text:style-name="P62">Перейти в раздел «Уведомления о поступлении» и убедиться, что отмеченная позиция появилась в списке;</text:p>
              </text:list-item>
              <text:list-item>
                <text:p text:style-name="P71">В верхнем правом углу найти текстовое окно «Скидка конечного потребителя», ввести значение 10 (проценты), проверить, что число, которое появляется в строке «конечного <text:soft-page-break/>потребителя» меньше числа В строке «базовая» на 10%</text:p>
              </text:list-item>
              <text:list-item>
                <text:p text:style-name="P71">В столбце статус нажать на кнопку на фильтр «Заказная», проверить, что в таблице остались только элементы с таким параметром;</text:p>
              </text:list-item>
              <text:list-item>
                <text:p text:style-name="P70"><text:span text:style-name="T38">Аналогично </text:span><text:span text:style-name="T40">пункту 9, проверить статус </text:span><text:span text:style-name="T38">«Регулярная»;</text:span></text:p>
              </text:list-item>
              <text:list-item>
                <text:p text:style-name="P70"><text:span text:style-name="T40">Повторить проверку аналогично пункту 9 для столбца </text:span><text:span text:style-name="T38"><text:s/>«Серия»;</text:span></text:p>
              </text:list-item>
              <text:list-item>
                <text:p text:style-name="P72">Нажать на кнопку «Заказать»;</text:p>
              </text:list-item>
              <text:list-item>
                <text:p text:style-name="P73">В верхнем правом углу сайта нажать на «Корзину» (тележка), <text:span text:style-name="T39">п</text:span>роверить, что добавленный элемент появился в корзине;</text:p>
              </text:list-item>
              <text:list-item>
                <text:p text:style-name="P74">Нажать на кнопку «на странице», выбрать значение «10», проверить, что <text:span text:style-name="T41">количество отображаемых строк с элементами равно десяти;</text:span></text:p>
              </text:list-item>
              <text:list-item>
                <text:p text:style-name="P75">Аналогично проверить для остальных значений, доступных в списке «на странице»;</text:p>
              </text:list-item>
              <text:list-item>
                <text:p text:style-name="P76">Нажать на кнопку «настройки», в новом окне убрать первую галку и нажать «применить», проверить, что в таблице столбец «артикул» исчез;</text:p>
              </text:list-item>
              <text:list-item>
                <text:p text:style-name="P76">сделать аналогичную проверку для каждого из фильтров в окне;</text:p>
              </text:list-item>
              <text:list-item>
                <text:p text:style-name="P76">проверить, что кнопка «выбрать всё» ставит галки для всех фильтров, а кнопка «Отменить всё» убирает все галки</text:p>
              </text:list-item>
              <text:list-item>
                <text:p text:style-name="P76">Проверить, что кнопка «По умолчанию» помечает все фильтры выбранными;</text:p>
              </text:list-item>
              <text:list-item>
                <text:p text:style-name="P77"><text:s/>В в правом верхнем углу страницы найти число «1» в красном квадрате, рядом с ней нажать кнопку «вперед» (упрощенная стрелка вправо); проверить, что кнопка перевела на вторую страницу;</text:p>
              </text:list-item>
              <text:list-item>
                <text:p text:style-name="P77">Аналогично п.2<text:span text:style-name="T42">0</text:span> проверить кнопки «вперед до конца», «назад», «назад в начало»</text:p>
              </text:list-item>
            </text:list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4">Поиск должен выдавать результаты по заданному запросу, все интерактивные элементы работают, фильтры для столбцов сортируют артикулы по заданным параметрам</text:p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3T14:24:21.515917605</meta:creation-date>
    <dc:date>2021-08-02T14:16:10.066243233</dc:date>
    <meta:editing-duration>PT4H17M8S</meta:editing-duration>
    <meta:editing-cycles>10</meta:editing-cycles>
    <meta:generator>LibreOffice/6.4.7.2$Linux_X86_64 LibreOffice_project/40$Build-2</meta:generator>
    <meta:document-statistic meta:table-count="1" meta:image-count="0" meta:object-count="0" meta:page-count="4" meta:paragraph-count="120" meta:word-count="1209" meta:character-count="8308" meta:non-whitespace-character-count="7242"/>
  </office:meta>
</office:document-meta>
</file>